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23C79E968E5.png" manifest:media-type="image/png"/>
  <manifest:file-entry manifest:full-path="Pictures/1000000100000321000001E608BA54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8cm" svg:height="5.63cm" svg:x="1.22cm" svg:y="1.182cm">
          <draw:image xlink:href="Pictures/1000000100000321000001E608BA54F4.png" xlink:type="simple" xlink:show="embed" xlink:actuate="onLoad" draw:mime-type="image/png">
            <text:p/>
          </draw:image>
        </draw:frame>
        <draw:frame draw:style-name="gr1" draw:text-style-name="P1" draw:layer="layout" svg:width="7.381cm" svg:height="5.831cm" svg:x="11.119cm" svg:y="1.181cm">
          <draw:image xlink:href="Pictures/10000001000002D40000023C79E968E5.png" xlink:type="simple" xlink:show="embed" xlink:actuate="onLoad" draw:mime-type="image/png">
            <text:p/>
          </draw:image>
        </draw:frame>
        <draw:frame draw:style-name="gr2" draw:text-style-name="P2" draw:layer="layout" svg:width="8.25cm" svg:height="1.25cm" svg:x="1.25cm" svg:y="7.25cm">
          <draw:text-box>
            <text:p>Saisie d’une ligne</text:p>
          </draw:text-box>
        </draw:frame>
        <draw:frame draw:style-name="gr2" draw:text-style-name="P2" draw:layer="layout" svg:width="8.25cm" svg:height="1.25cm" svg:x="11.25cm" svg:y="7.25cm">
          <draw:text-box>
            <text:p>Saisie d’une sur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7T16:57:04.132000000</meta:creation-date>
    <dc:date>2025-10-17T16:59:05.544000000</dc:date>
    <meta:editing-duration>PT2M2S</meta:editing-duration>
    <meta:editing-cycles>1</meta:editing-cycles>
    <meta:document-statistic meta:object-count="4"/>
    <meta:generator>LibreOffice/7.6.5.2$Windows_X86_64 LibreOffice_project/38d5f62f85355c192ef5f1dd47c5c0c0c6d6598b</meta:generator>
  </office:meta>
</office:document-meta>
</file>